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400000213BD6147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24pt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  <text:p text:style-name="Table_20_Contents"/>
            <text:p text:style-name="P1">Printer Test Page</text:p>
            <text:p text:style-name="Table_20_Contents"/>
            <text:p text:style-name="Table_20_Contents"/>
            <text:p text:style-name="Table_20_Contents"/>
            <text:p text:style-name="Table_20_Contents"><draw:frame draw:style-name="fr1" draw:name="graphics1" text:anchor-type="paragraph" svg:x="4.886cm" svg:y="0.28cm" svg:width="6.66cm" svg:height="3.727cm" draw:z-index="0"><draw:image xlink:href="Pictures/10000000000001C400000213BD6147D5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>Open Source Medical Records</text:p>
            <text:p text:style-name="P1">For</text:p>
            <text:p text:style-name="P1">General Practice</text:p>
            <text:p text:style-name="P1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02T15:41:11</meta:creation-date>
    <meta:document-statistic meta:table-count="1" meta:image-count="1" meta:object-count="0" meta:page-count="2" meta:paragraph-count="4" meta:word-count="10" meta:character-count="63"/>
    <dc:date>2010-06-02T15:47:23</dc:date>
    <meta:editing-duration>PT00H06M13S</meta:editing-duration>
    <meta:editing-cycles>1</meta:editing-cycles>
    <meta:generator>OpenOffice.org/3.1$Linux OpenOffice.org_project/310m19$Build-9420</meta:generator>
  </office:meta>
</office:document-meta>
</file>